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29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880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6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/>
    </style:style>
    <style:style style:name="ce4" style:family="table-cell" style:parent-style-name="Default">
      <style:table-cell-properties fo:wrap-option="wrap"/>
      <style:text-properties fo:font-style="normal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style:rotation-angle="60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fo:font-style="italic" fo:font-weight="bold"/>
    </style:style>
    <style:style style:name="ce9" style:family="table-cell" style:parent-style-name="Default">
      <style:text-properties fo:font-style="normal" fo:font-weight="bold"/>
    </style:style>
    <style:style style:name="ce10" style:family="table-cell" style:parent-style-name="Default">
      <style:table-cell-properties fo:background-color="transparent"/>
      <style:text-properties fo:font-weight="bold"/>
    </style:style>
    <style:style style:name="ce11" style:family="table-cell" style:parent-style-name="Default">
      <style:table-cell-properties fo:background-color="#ffffff" style:rotation-angle="6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cc" style:rotation-angle="60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e6e6e6" style:rotation-angle="60"/>
      <style:text-properties fo:color="#999999"/>
    </style:style>
    <style:style style:name="ce16" style:family="table-cell" style:parent-style-name="Default">
      <style:table-cell-properties fo:background-color="#e6e6e6"/>
      <style:text-properties fo:color="#999999"/>
    </style:style>
    <style:style style:name="ce17" style:family="table-cell" style:parent-style-name="Default">
      <style:table-cell-properties style:rotation-angle="6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7" table:default-cell-style-name="ce12"/>
        <table:table-column table:style-name="co3" table:default-cell-style-name="ce14"/>
        <table:table-column table:style-name="co3" table:number-columns-repeated="3" table:default-cell-style-name="ce16"/>
        <table:table-column table:style-name="co4" table:number-columns-repeated="243" table:default-cell-style-name="Default"/>
        <table:table-row table:style-name="ro1">
          <table:table-cell table:style-name="ce1"/>
          <table:table-cell table:style-name="ce6" office:value-type="string">
            <text:p>Creature</text:p>
          </table:table-cell>
          <table:table-cell table:style-name="ce11" office:value-type="string">
            <text:p>spell-like</text:p>
          </table:table-cell>
          <table:table-cell table:style-name="ce11" office:value-type="string">
            <text:p>feat</text:p>
          </table:table-cell>
          <table:table-cell table:style-name="ce11" office:value-type="string">
            <text:p>racial ability</text:p>
          </table:table-cell>
          <table:table-cell table:style-name="ce11" office:value-type="string">
            <text:p>pc class ability</text:p>
          </table:table-cell>
          <table:table-cell table:style-name="ce11" office:value-type="string">
            <text:p>ability complex</text:p>
          </table:table-cell>
          <table:table-cell table:style-name="ce11" office:value-type="string">
            <text:p>noise</text:p>
          </table:table-cell>
          <table:table-cell table:style-name="ce11" office:value-type="string">
            <text:p>psionic ability</text:p>
          </table:table-cell>
          <table:table-cell table:style-name="ce13" office:value-type="string">
            <text:p>attack option?</text:p>
          </table:table-cell>
          <table:table-cell table:style-name="ce15" office:value-type="string">
            <text:p>defense</text:p>
          </table:table-cell>
          <table:table-cell table:style-name="ce15" office:value-type="string">
            <text:p>aura</text:p>
          </table:table-cell>
          <table:table-cell table:style-name="ce15" office:value-type="string">
            <text:p>special action</text:p>
          </table:table-cell>
          <table:table-cell table:style-name="ce17" table:number-columns-repeated="24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damage reduction</text:p>
          </table:table-cell>
          <table:table-cell table:number-columns-repeated="255"/>
        </table:table-row>
        <table:table-row table:style-name="ro3">
          <table:table-cell office:value-type="string">
            <text:p>regeneration</text:p>
          </table:table-cell>
          <table:table-cell table:number-columns-repeated="255"/>
        </table:table-row>
        <table:table-row table:style-name="ro3">
          <table:table-cell office:value-type="string">
            <text:p>fast healing</text:p>
          </table:table-cell>
          <table:table-cell table:number-columns-repeated="255"/>
        </table:table-row>
        <table:table-row table:style-name="ro3">
          <table:table-cell office:value-type="string">
            <text:p>family</text:p>
          </table:table-cell>
          <table:table-cell table:number-columns-repeated="255"/>
        </table:table-row>
        <table:table-row table:style-name="ro3">
          <table:table-cell office:value-type="string">
            <text:p>immun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vulnerabil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darkvision</text:p>
          </table:table-cell>
          <table:table-cell office:value-type="string">
            <text:p>monstrous centipe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ense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ight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elepathy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emorsense</text:p>
          </table:table-cell>
          <table:table-cell office:value-type="string">
            <text:p>monstrous scorp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ow-light vis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ll-around vision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ee in darkness</text:p>
          </table:table-cell>
          <table:table-cell office:value-type="string">
            <text:p>devils</text:p>
          </table:table-cell>
          <table:table-cell table:number-columns-repeated="254"/>
        </table:table-row>
        <table:table-row table:style-name="ro3">
          <table:table-cell office:value-type="string">
            <text:p>scent</text:p>
          </table:table-cell>
          <table:table-cell office:value-type="string">
            <text:p>hydra</text:p>
          </table:table-cell>
          <table:table-cell table:number-columns-repeated="254"/>
        </table:table-row>
        <table:table-row table:style-name="ro3">
          <table:table-cell office:value-type="string">
            <text:p>keen sense (gnome)</text:p>
          </table:table-cell>
          <table:table-cell office:value-type="string">
            <text:p>gnome paragon</text:p>
          </table:table-cell>
          <table:table-cell table:number-columns-repeated="254"/>
        </table:table-row>
        <table:table-row table:style-name="ro3">
          <table:table-cell office:value-type="string">
            <text:p>keen sense (dragon)</text:p>
          </table:table-cell>
          <table:table-cell office:value-type="string">
            <text:p>dragon</text:p>
          </table:table-cell>
          <table:table-cell table:number-columns-repeated="254"/>
        </table:table-row>
        <table:table-row table:style-name="ro3">
          <table:table-cell office:value-type="string">
            <text:p>alternate form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cewalking</text:p>
          </table:table-cell>
          <table:table-cell office:value-type="string">
            <text:p>white dragon</text:p>
          </table:table-cell>
          <table:table-cell table:number-columns-repeated="254"/>
        </table:table-row>
        <table:table-row table:style-name="ro3">
          <table:table-cell office:value-type="string">
            <text:p>cloudwalking</text:p>
          </table:table-cell>
          <table:table-cell office:value-type="string">
            <text:p>silver dragon</text:p>
          </table:table-cell>
          <table:table-cell table:number-columns-repeated="254"/>
        </table:table-row>
        <table:table-row table:style-name="ro3">
          <table:table-cell office:value-type="string">
            <text:p>spell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aura</text:p>
          </table:table-cell>
          <table:table-cell table:style-name="ce8"/>
          <table:table-cell table:number-columns-repeated="4"/>
          <table:table-cell office:value-type="string">
            <text:p>??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empathy (psionic)</text:p>
          </table:table-cell>
          <table:table-cell table:style-name="ce8"/>
          <table:table-cell table:number-columns-repeated="6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(wild) empath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spell-like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table:style-name="ce3"/>
          <table:table-cell table:style-name="ce8"/>
          <table:table-cell table:number-columns-repeated="254"/>
        </table:table-row>
        <table:table-row table:style-name="ro3">
          <table:table-cell table:style-name="ce4" office:value-type="string">
            <text:p>alacrity</text:p>
          </table:table-cell>
          <table:table-cell office:value-type="string">
            <text:p><text:a xlink:href="http://www.d20srd.org/srd/epic/monsters/golem.htm#mithralGolem">mithral golem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_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alter shape</text:p>
          </table:table-cell>
          <table:table-cell table:style-name="ce9" office:value-type="string">
            <text:p>prote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morphous physiology</text:p>
          </table:table-cell>
          <table:table-cell table:style-name="ce9"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ssume likeness</text:p>
          </table:table-cell>
          <table:table-cell table:style-name="ce9" office:value-type="string">
            <text:p>unbodi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barbed defense</text:p>
          </table:table-cell>
          <table:table-cell table:style-name="ce9" office:value-type="string">
            <text:p><text:a xlink:href="http://www.d20srd.org/srd/monsters/devil.htm">barbed devil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burst (xeph)</text:p>
          </table:table-cell>
          <table:table-cell table:style-name="ce9" office:value-type="string">
            <text:p>xe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5" office:value-type="string">
            <text:p>camouflage</text:p>
          </table:table-cell>
          <table:table-cell table:style-name="ce10" office:value-type="string">
            <text:p>assassin vi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18" table:number-columns-repeated="243"/>
        </table:table-row>
        <table:table-row table:style-name="ro3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ath throes</text:p>
          </table:table-cell>
          <table:table-cell office:value-type="string">
            <text:p><text:a xlink:href="http://www.d20srd.org/srd/monsters/demon.htm">balo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discorporate</text:p>
          </table:table-cell>
          <table:table-cell office:value-type="string">
            <text:p><text:a xlink:href="http://www.d20srd.org/srd/epic/monsters/wormThatWalks.htm">worm that walk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avored enemy &lt;what&gt; +x</text:p>
          </table:table-cell>
          <table:table-cell office:value-type="string">
            <text:p>slay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e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254"/>
        </table:table-row>
        <table:table-row table:style-name="ro3">
          <table:table-cell office:value-type="string">
            <text:p>half damage from slashing and piercing</text:p>
          </table:table-cell>
          <table:table-cell table:number-columns-repeated="9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hardness</text:p>
          </table:table-cell>
          <table:table-cell office:value-type="string">
            <text:p><text:a xlink:href="http://www.d20srd.org/srd/monsters/animatedObject.htm">animated object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eat</text:p>
          </table:table-cell>
          <table:table-cell office:value-type="string">
            <text:p><text:a xlink:href="http://www.d20srd.org/srd/monsters/salamander.htm">salamand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6"/>
        </table:table-row>
        <table:table-row table:style-name="ro3">
          <table:table-cell office:value-type="string">
            <text:p>host protection</text:p>
          </table:table-cell>
          <table:table-cell office:value-type="string">
            <text:p><text:a xlink:href="http://www.d20srd.org/srd/psionic/monsters/puppeteer.htm">puppete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nk cloud</text:p>
          </table:table-cell>
          <table:table-cell office:value-type="string">
            <text:p><text:a xlink:href="http://www.d20srd.org/srd/monsters/octopus.htm">octopu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anifest maw</text:p>
          </table:table-cell>
          <table:table-cell office:value-type="string">
            <text:p><text:a xlink:href="http://www.d20srd.org/srd/epic/monsters/nehThalggu.htm">brain collecto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mimic shape</text:p>
          </table:table-cell>
          <table:table-cell office:value-type="string">
            <text:p>mim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null time field</text:p>
          </table:table-cell>
          <table:table-cell office:value-type="string">
            <text:p><text:a xlink:href="http://www.d20srd.org/srd/epic/monsters/abomination.htm">phan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44"/>
        </table:table-row>
        <table:table-row table:style-name="ro3">
          <table:table-cell office:value-type="string">
            <text:p>oozelike 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opportunist</text:p>
          </table:table-cell>
          <table:table-cell office:value-type="string">
            <text:p><text:a xlink:href="http://www.d20srd.org/srd/epic/monsters/gloom.htm">gloom</text:a>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46"/>
        </table:table-row>
        <table:table-row table:style-name="ro3">
          <table:table-cell office:value-type="string">
            <text:p>paladin abilitie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phylactery transference</text:p>
          </table:table-cell>
          <table:table-cell office:value-type="string">
            <text:p><text:a xlink:href="http://www.d20srd.org/srd/epic/monsters/demilich.htm">demilich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planar travel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lanewalk</text:p>
          </table:table-cell>
          <table:table-cell office:value-type="string">
            <text:p>x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prismatic blur</text:p>
          </table:table-cell>
          <table:table-cell office:value-type="string">
            <text:p><text:a xlink:href="http://www.d20srd.org/srd/epic/monsters/prismasaurus.htm">prismasaurus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_</text:p>
          </table:table-cell>
          <table:table-cell table:number-columns-repeated="244"/>
        </table:table-row>
        <table:table-row table:style-name="ro3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4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quickness</text:p>
          </table:table-cell>
          <table:table-cell office:value-type="string">
            <text:p>cho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quiescence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rebuke/command undea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resilien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resilient</text:p>
          </table:table-cell>
          <table:table-cell office:value-type="string">
            <text:p><text:a xlink:href="http://www.d20srd.org/srd/monsters/phasm.htm">phasm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resistance to charm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3">
          <table:table-cell office:value-type="string">
            <text:p>rustproof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afekeeping</text:p>
          </table:table-cell>
          <table:table-cell office:value-type="string">
            <text:p><text:a xlink:href="http://www.d20srd.org/srd/epic/monsters/livingVault.htm">living vault</text:a>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hadow blend</text:p>
          </table:table-cell>
          <table:table-cell table:style-name="ce8" office:value-type="string">
            <text:p>illusioni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hadow shift</text:p>
          </table:table-cell>
          <table:table-cell office:value-type="string">
            <text:p><text:a xlink:href="http://www.d20srd.org/srd/monsters/cloaker.htm">cloak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smoke form</text:p>
          </table:table-cell>
          <table:table-cell office:value-type="string">
            <text:p>be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rint</text:p>
          </table:table-cell>
          <table:table-cell office:value-type="string">
            <text:p>cheeta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ticky</text:p>
          </table:table-cell>
          <table:table-cell office:value-type="string">
            <text:p><text:a xlink:href="http://www.d20srd.org/srd/epic/monsters/muSpore.htm">mu spor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mmon familia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perior two-weapon fighting</text:p>
          </table:table-cell>
          <table:table-cell office:value-type="string">
            <text:p>ettin</text:p>
          </table:table-cell>
          <table:table-cell table:number-columns-repeated="2"/>
          <table:table-cell office:value-type="string">
            <text:p>x?</text:p>
          </table:table-cell>
          <table:table-cell office:value-type="string">
            <text:p>?</text:p>
          </table:table-cell>
          <table:table-cell table:number-columns-repeated="250"/>
        </table:table-row>
        <table:table-row table:style-name="ro3">
          <table:table-cell office:value-type="string">
            <text:p>time regression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trap sense +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ive mind</text:p>
          </table:table-cell>
          <table:table-cell office:value-type="string">
            <text:p>form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amorphous</text:p>
          </table:table-cell>
          <table:table-cell office:value-type="string">
            <text:p><text:a xlink:href="http://www.d20srd.org/srd/monsters/gibberingMouther.htm">gibbering mouth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ay on hand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natural invisibility</text:p>
          </table:table-cell>
          <table:table-cell office:value-type="string">
            <text:p><text:a xlink:href="http://www.d20srd.org/srd/monsters/invisibleStalker.htm">invisible stalke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ansparent</text:p>
          </table:table-cell>
          <table:table-cell office:value-type="string">
            <text:p><text:a xlink:href="http://www.d20srd.org/srd/monsters/ooze.htm">gelatinous cube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canny dod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old breath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one ability from menu ...</text:p>
          </table:table-cell>
          <table:table-cell office:value-type="string">
            <text:p><text:a xlink:href="http://www.d20srd.org/srd/psionic/monsters/astralConstruct.htm">astral construct</text:a>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??</text:p>
          </table:table-cell>
          <table:table-cell office:value-type="string">
            <text:p>_</text:p>
          </table:table-cell>
          <table:table-cell office:value-type="string">
            <text:p>??</text:p>
          </table:table-cell>
          <table:table-cell table:number-columns-repeated="243"/>
        </table:table-row>
        <table:table-row table:style-name="ro3">
          <table:table-cell office:value-type="string">
            <text:p>keen scent</text:p>
          </table:table-cell>
          <table:table-cell office:value-type="string">
            <text:p><text:a xlink:href="http://www.d20srd.org/srd/monsters/shark.htm">shark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3" office:value-type="string">
            <text:p>_</text:p>
          </table:table-cell>
          <table:table-cell table:number-columns-repeated="243"/>
        </table:table-row>
        <table:table-row table:style-name="ro3">
          <table:table-cell office:value-type="string">
            <text:p>mucus cloud</text:p>
          </table:table-cell>
          <table:table-cell office:value-type="string">
            <text:p><text:a xlink:href="http://www.d20srd.org/srd/monsters/aboleth.htm">aboleth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deflecting force</text:p>
          </table:table-cell>
          <table:table-cell office:value-type="string">
            <text:p><text:a xlink:href="http://www.d20srd.org/srd/epic/monsters/dragonEpic.htm">force dragon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*</text:p>
          </table:table-cell>
          <table:table-cell table:number-columns-repeated="245"/>
        </table:table-row>
        <table:table-row table:style-name="ro3">
          <table:table-cell office:value-type="string">
            <text:p>flight</text:p>
          </table:table-cell>
          <table:table-cell office:value-type="string">
            <text:p>yeth houn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mphibious</text:p>
          </table:table-cell>
          <table:table-cell office:value-type="string">
            <text:p>merfol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ing fog</text:p>
          </table:table-cell>
          <table:table-cell office:value-type="string">
            <text:p><text:a xlink:href="http://www.d20srd.org/srd/monsters/dragonTrue.htm">white dragon</text:a>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jet</text:p>
          </table:table-cell>
          <table:table-cell office:value-type="string">
            <text:p><text:a xlink:href="http://www.d20srd.org/srd/monsters/kraken.htm">kraken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3"/>
        </table:table-row>
        <table:table-row table:style-name="ro3">
          <table:table-cell office:value-type="string">
            <text:p>ferocity</text:p>
          </table:table-cell>
          <table:table-cell office:value-type="string">
            <text:p><text:a xlink:href="http://www.d20srd.org/srd/monsters/lycanthrope.htm">dire wereboar</text:a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_</text:p>
          </table:table-cell>
          <table:table-cell table:number-columns-repeated="245"/>
        </table:table-row>
        <table:table-row table:style-name="ro3">
          <table:table-cell office:value-type="string">
            <text:p>immunities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+2 turn resistance</text:p>
          </table:table-cell>
          <table:table-cell table:number-columns-repeated="255"/>
        </table:table-row>
        <table:table-row table:style-name="ro3">
          <table:table-cell office:value-type="string">
            <text:p>single actions only</text:p>
          </table:table-cell>
          <table:table-cell table:number-columns-repeated="255"/>
        </table:table-row>
        <table:table-row table:style-name="ro3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arth glide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 table:number-rows-repeated="653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6">08/06/2007</text:date>, <text:time>15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8-06T15:39:33</dc:date>
    <dc:language>en-US</dc:language>
    <meta:editing-cycles>36</meta:editing-cycles>
    <meta:editing-duration>PT9H15M29S</meta:editing-duration>
    <meta:user-defined meta:name="Info 1"/>
    <meta:user-defined meta:name="Info 2"/>
    <meta:user-defined meta:name="Info 3"/>
    <meta:user-defined meta:name="Info 4"/>
    <meta:document-statistic meta:table-count="3" meta:cell-count="425"/>
  </office:meta>
</office:document-meta>
</file>